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40f74" officeooo:paragraph-rsid="00340f74"/>
    </style:style>
    <style:style style:name="P2" style:family="paragraph" style:parent-style-name="Standard">
      <style:text-properties style:font-name="Linux Libertine O" officeooo:rsid="00340f74" officeooo:paragraph-rsid="003c2a0e"/>
    </style:style>
    <style:style style:name="P3" style:family="paragraph" style:parent-style-name="Standard">
      <style:text-properties style:font-name="Linux Libertine O" officeooo:rsid="00340f74" officeooo:paragraph-rsid="004055d4"/>
    </style:style>
    <style:style style:name="P4" style:family="paragraph" style:parent-style-name="Heading">
      <style:text-properties officeooo:paragraph-rsid="003c2a0e"/>
    </style:style>
    <style:style style:name="P5" style:family="paragraph" style:parent-style-name="Standard">
      <style:text-properties officeooo:paragraph-rsid="003c2a0e"/>
    </style:style>
    <style:style style:name="P6" style:family="paragraph" style:parent-style-name="Standard">
      <style:text-properties officeooo:paragraph-rsid="004055d4"/>
    </style:style>
    <style:style style:name="P7" style:family="paragraph" style:parent-style-name="Standard">
      <style:text-properties officeooo:paragraph-rsid="00407e95"/>
    </style:style>
    <style:style style:name="P8" style:family="paragraph" style:parent-style-name="Standard">
      <style:text-properties officeooo:rsid="00426a4d" officeooo:paragraph-rsid="00426a4d"/>
    </style:style>
    <style:style style:name="P9" style:family="paragraph" style:parent-style-name="Standard">
      <style:text-properties style:font-name="Linux Libertine O" officeooo:rsid="004055d4" officeooo:paragraph-rsid="003c2a0e"/>
    </style:style>
    <style:style style:name="P10" style:family="paragraph" style:parent-style-name="Standard">
      <style:text-properties style:font-name="Linux Libertine O" officeooo:rsid="00340f74" officeooo:paragraph-rsid="003c2a0e"/>
    </style:style>
    <style:style style:name="P11" style:family="paragraph" style:parent-style-name="Recipe-text">
      <style:text-properties style:font-name="Linux Libertine O" fo:font-weight="normal" officeooo:rsid="004055d4" officeooo:paragraph-rsid="004055d4" style:font-name-asian="Noto Sans CJK SC Regular" style:font-weight-asian="normal" style:font-name-complex="FreeSans1" style:font-weight-complex="normal"/>
    </style:style>
    <style:style style:name="P12" style:family="paragraph" style:parent-style-name="Heading_20_1">
      <style:text-properties officeooo:paragraph-rsid="004055d4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40f74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c2a0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4055d4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style:font-name="Linux Libertine O"/>
    </style:style>
    <style:style style:name="T6" style:family="text">
      <style:text-properties style:font-name="Linux Libertine O" officeooo:rsid="00340f74"/>
    </style:style>
    <style:style style:name="T7" style:family="text">
      <style:text-properties style:font-name="Linux Libertine O" officeooo:rsid="004055d4"/>
    </style:style>
    <style:style style:name="T8" style:family="text">
      <style:text-properties style:font-name="Linux Libertine O" officeooo:rsid="00407e95"/>
    </style:style>
    <style:style style:name="T9" style:family="text">
      <style:text-properties style:font-name="Linux Libertine O" officeooo:rsid="0041a2ca"/>
    </style:style>
    <style:style style:name="T10" style:family="text">
      <style:text-properties style:font-name="Linux Libertine O" officeooo:rsid="0044c768"/>
    </style:style>
    <style:style style:name="T11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3c2a0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4055d4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officeooo:rsid="004055d4"/>
    </style:style>
    <style:style style:name="T15" style:family="text">
      <style:text-properties officeooo:rsid="0042ca76"/>
    </style:style>
    <style:style style:name="T16" style:family="text">
      <style:text-properties officeooo:rsid="00464c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3">Lemongrass &amp; ginger salmon</text:span><text:span text:style-name="T11"> (</text:span><text:span text:style-name="T13">1 or 2</text:span><text:span text:style-name="T12"> portions; </text:span><text:span text:style-name="T13">20min</text:span><text:span text:style-name="T11">)</text:span></text:h>
      <text:p text:style-name="P11">Makes one portion as a main, or two as a side dish. <text:span text:style-name="T16">You can also make it without the lemongrass.</text:span></text:p>
      <text:p text:style-name="P11"/>
      <text:p text:style-name="Heading"><text:span text:style-name="T1">For the </text:span><text:span text:style-name="T2">preparation </text:span><text:span text:style-name="T3">(ideally the day before)</text:span></text:p>
      <text:p text:style-name="Recipe-text"><text:span text:style-name="T14">180g </text:span>salmon (<text:span text:style-name="T9">whole or</text:span> fillets, skin on or off)</text:p>
      <text:p text:style-name="P1">1 <text:span text:style-name="T14">fresh </text:span>lemongrass <text:span text:style-name="T14">stalk</text:span></text:p>
      <text:p text:style-name="P1"><text:span text:style-name="T14">fresh </text:span>ginger 1cm x 2cm x 3cm approx.</text:p>
      <text:p text:style-name="P1">2 pinches of salt</text:p>
      <text:p text:style-name="P1"><text:span text:style-name="T15">6</text:span> tsp sesame oil</text:p>
      <text:p text:style-name="P1"/>
      <text:p text:style-name="P1"/>
      <text:p text:style-name="P5"><text:span text:style-name="T7">R</text:span><text:span text:style-name="T6">emove </text:span><text:span text:style-name="T7">the </text:span><text:span text:style-name="T6">outermost layer </text:span><text:span text:style-name="T7">from the lemongrass and </text:span><text:span text:style-name="T6">trim </text:span><text:span text:style-name="T7">½</text:span><text:span text:style-name="T6">-1cm off the top.</text:span></text:p>
      <text:p text:style-name="P7"><text:span text:style-name="T7">B</text:span><text:span text:style-name="T6">ash </text:span><text:span text:style-name="T7">a few times </text:span><text:span text:style-name="T6">with </text:span><text:span text:style-name="T7">a</text:span><text:span text:style-name="T6"> pestle or the butt of a knife to bruise </text:span><text:span text:style-name="T7">then</text:span><text:span text:style-name="T6"> trim the base </text:span><text:span text:style-name="T7">off.</text:span></text:p>
      <text:p text:style-name="P7"><text:span text:style-name="T7">C</text:span><text:span text:style-name="T6">ut into quarters lengthwise, then halve in length.</text:span></text:p>
      <text:p text:style-name="P9"/>
      <text:p text:style-name="P5"><text:span text:style-name="T7">Chop the </text:span><text:span text:style-name="T6">ginger into 1mm matchsticks.</text:span></text:p>
      <text:p text:style-name="P2"/>
      <text:p text:style-name="P6"><text:span text:style-name="T7">I</text:span><text:span text:style-name="T6">f the fi</text:span><text:span text:style-name="T7">sh</text:span><text:span text:style-name="T6"> is skinless, spread the top</text:span><text:span text:style-name="T7">most</text:span><text:span text:style-name="T6"> halves of the lemongrass stems over a salmon-shaped area of a microwaveable plate, and lay half the ginger on top of </text:span><text:span text:style-name="T7">them</text:span><text:span text:style-name="T6">; </text:span><text:span text:style-name="T7">p</text:span><text:span text:style-name="T6">lace the f</text:span><text:span text:style-name="T7">ish</text:span><text:span text:style-name="T6"> on top.</text:span></text:p>
      <text:p text:style-name="P5"><text:span text:style-name="T7">I</text:span><text:span text:style-name="T6">f </text:span><text:span text:style-name="T8">it</text:span><text:span text:style-name="T6"> has skin on, </text:span><text:span text:style-name="T7">salt the skin a bit and </text:span><text:span text:style-name="T6">place i</text:span><text:span text:style-name="T7">t skin-side down onto the plate.</text:span></text:p>
      <text:p text:style-name="P9"/>
      <text:p text:style-name="P5"><text:span text:style-name="T7">S</text:span><text:span text:style-name="T6">prinkle a couple of pinches of salt over the salmon. </text:span><text:span text:style-name="T7">S</text:span><text:span text:style-name="T6">pread the remaining lemongrass on top, breaking it apart as needed, and top with the remaining ginger.</text:span></text:p>
      <text:p text:style-name="P2"/>
      <text:p text:style-name="P8"><text:span text:style-name="T6">P</text:span><text:span text:style-name="T5">our </text:span><text:span text:style-name="T10">the</text:span><text:span text:style-name="T5"> sesame oil over the whole lot, </text:span><text:span text:style-name="T10">add </text:span><text:span text:style-name="T5">more if you like the flavour.</text:span></text:p>
      <text:p text:style-name="P9"/>
      <text:p text:style-name="P5"><text:span text:style-name="T7">C</text:span><text:span text:style-name="T6">over with clingfilm and leave overnight in the fridge if possible, or for a few hours otherwise until defrosted.</text:span></text:p>
      <text:p text:style-name="P1"/>
      <text:p text:style-name="P1"/>
      <text:p text:style-name="P4"><text:span text:style-name="T2">For the </text:span><text:span text:style-name="T3">co</text:span><text:span text:style-name="T4">oking and eating</text:span></text:p>
      <text:p text:style-name="P5"><text:span text:style-name="T7">M</text:span><text:span text:style-name="T6">ake a hole in the clingfilm for steam to escape.</text:span></text:p>
      <text:p text:style-name="P5"><text:span text:style-name="T7">M</text:span><text:span text:style-name="T6">icrowave on high heat (900-</text:span><text:span text:style-name="T7">1000</text:span><text:span text:style-name="T6">w) for 2 min</text:span><text:span text:style-name="T7">utes</text:span><text:span text:style-name="T6">. </text:span><text:span text:style-name="T7">I</text:span><text:span text:style-name="T6">f needed </text:span><text:span text:style-name="T7">you can leave it for a while </text:span><text:span text:style-name="T6">and re-microwave for 30 s</text:span><text:span text:style-name="T7">econds</text:span><text:span text:style-name="T6"> </text:span><text:span text:style-name="T7">to reheat </text:span><text:span text:style-name="T6">before serving.</text:span></text:p>
      <text:p text:style-name="P2"/>
      <text:p text:style-name="P3"><text:span text:style-name="T14">R</text:span>emove the lemongrass before eating <text:span text:style-name="T14">as it’s prickly</text:span>, but the ginger can be left on if you like it.</text:p>
      <text:p text:style-name="P3"><text:span text:style-name="T14">T</text:span>he sauce is tasty on rice <text:span text:style-name="T14">and the dish goes well with</text:span> green bean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Recipe-text" style:family="paragraph" style:parent-style-name="Standard">
      <style:text-properties style:font-name="Linux Libertine O" fo:font-family="'Linux Libertine O'" style:font-pitch="variable" officeooo:rsid="00340f7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08:18.261129253</dc:date>
    <meta:editing-duration>PT1H57M55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301" meta:character-count="1579" meta:non-whitespace-character-count="1301"/>
  </office:meta>
</office:document-meta>
</file>